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style:font-style-asian="italic" style:font-style-complex="italic"/>
    </style:style>
    <style:style style:name="P3" style:family="paragraph" style:parent-style-name="Standard"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style:font-style-asian="italic" style:font-style-complex="italic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Preformatted_20_Text">
      <style:text-properties style:text-underline-style="none"/>
    </style:style>
    <style:style style:name="P13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5" style:family="paragraph" style:parent-style-name="Heading_20_2">
      <style:text-properties fo:language="ru" fo:country="RU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paragraph-properties fo:margin-top="0.423cm" fo:margin-bottom="0.212cm" fo:keep-with-next="always"/>
    </style:style>
    <style:style style:name="P18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19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P20" style:family="paragraph" style:parent-style-name="Heading_20_3">
      <style:paragraph-properties fo:margin-top="0.423cm" fo:margin-bottom="0.212cm"/>
      <style:text-properties style:font-name="Arial" style:font-name-asian="DejaVu Sans" style:font-name-complex="Lohit Devanagari"/>
    </style:style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5">
      <style:text-properties fo:language="ru" fo:country="RU"/>
    </style:style>
    <style:style style:name="P27" style:family="paragraph" style:parent-style-name="Text_20_body">
      <style:text-properties fo:language="en" fo:country="US"/>
    </style:style>
    <style:style style:name="P28" style:family="paragraph" style:parent-style-name="Text_20_body">
      <style:text-properties style:font-name="Times New Roman"/>
    </style:style>
    <style:style style:name="P29" style:family="paragraph" style:parent-style-name="Text_20_body">
      <style:text-properties style:font-name="Times New Roman" fo:language="en" fo:country="US"/>
    </style:style>
    <style:style style:name="P30" style:family="paragraph" style:parent-style-name="Text_20_body" style:list-style-name="L11">
      <style:paragraph-properties fo:margin-top="0cm" fo:margin-bottom="0cm"/>
    </style:style>
    <style:style style:name="P31" style:family="paragraph" style:parent-style-name="Text_20_body" style:list-style-name="L11">
      <style:paragraph-properties fo:margin-top="0cm" fo:margin-bottom="0cm"/>
      <style:text-properties fo:language="ru" fo:country="RU"/>
    </style:style>
    <style:style style:name="P32" style:family="paragraph" style:parent-style-name="Standard" style:list-style-name="L1"/>
    <style:style style:name="P33" style:family="paragraph" style:parent-style-name="Standard" style:list-style-name="L1">
      <style:text-properties fo:language="ru" fo:country="RU"/>
    </style:style>
    <style:style style:name="P34" style:family="paragraph" style:parent-style-name="Standard" style:list-style-name="L2">
      <style:text-properties fo:language="ru" fo:country="RU"/>
    </style:style>
    <style:style style:name="P35" style:family="paragraph" style:parent-style-name="Standard" style:list-style-name="L3">
      <style:text-properties fo:language="ru" fo:country="RU"/>
    </style:style>
    <style:style style:name="P36" style:family="paragraph" style:parent-style-name="Standard" style:list-style-name="L4">
      <style:text-properties fo:language="ru" fo:country="RU"/>
    </style:style>
    <style:style style:name="P37" style:family="paragraph" style:parent-style-name="Standard" style:list-style-name="L5">
      <style:text-properties fo:language="ru" fo:country="RU" fo:font-style="normal" style:font-style-asian="normal" style:font-style-complex="normal"/>
    </style:style>
    <style:style style:name="P38" style:family="paragraph" style:parent-style-name="Standard" style:list-style-name="L6">
      <style:text-properties fo:language="ru" fo:country="RU" fo:font-style="normal" style:font-style-asian="normal" style:font-style-complex="normal"/>
    </style:style>
    <style:style style:name="P39" style:family="paragraph" style:parent-style-name="Standard" style:list-style-name="L7">
      <style:text-properties fo:language="ru" fo:country="RU" fo:font-style="normal" style:font-style-asian="normal" style:font-style-complex="normal"/>
    </style:style>
    <style:style style:name="P40" style:family="paragraph" style:parent-style-name="Standard" style:list-style-name="L4">
      <style:text-properties fo:language="ru" fo:country="RU" fo:font-style="italic" style:font-style-asian="italic" style:font-style-complex="italic"/>
    </style:style>
    <style:style style:name="P41" style:family="paragraph" style:parent-style-name="Standard" style:list-style-name="L9">
      <style:text-properties fo:language="ru" fo:country="RU"/>
    </style:style>
    <style:style style:name="P42" style:family="paragraph" style:parent-style-name="Standard" style:list-style-name="L2"/>
    <style:style style:name="P43" style:family="paragraph" style:parent-style-name="Standard" style:list-style-name="L4">
      <style:text-properties fo:language="en" fo:country="US"/>
    </style:style>
    <style:style style:name="P44" style:family="paragraph" style:parent-style-name="Standard" style:list-style-name="L8"/>
    <style:style style:name="P45" style:family="paragraph" style:parent-style-name="Standard" style:list-style-name="L9"/>
    <style:style style:name="P46" style:family="paragraph" style:parent-style-name="Standard" style:list-style-name="L10"/>
    <style:style style:name="P47" style:family="paragraph" style:parent-style-name="Standard">
      <style:text-properties style:font-name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style:font-name-asian="DejaVu Sans" style:font-style-asian="italic" style:font-name-complex="Lohit Devanagari" style:font-style-complex="italic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style:font-name-asian="DejaVu Sans" style:font-name-complex="Lohit Devanagari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asian="DejaVu Sans" style:font-name-complex="Lohit Devanagari"/>
    </style:style>
    <style:style style:name="T12" style:family="text">
      <style:text-properties style:text-underline-style="non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Arial" style:font-name-asian="DejaVu Sans" style:font-name-complex="Lohit Devanagari"/>
    </style:style>
    <style:style style:name="T16" style:family="text">
      <style:text-properties style:font-name-asian="DejaVu Sans" style:font-name-complex="Lohit Devanagari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8">output</text:span></text:p>
      <text:p text:style-name="Standard"><text:tab/>-- pilot-job-cleanup</text:p>
      <text:p text:style-name="Standard"><text:tab/>-- pilot-job-list</text:p>
      <text:p text:style-name="Standard"><text:tab/>-- pilot-job-cancel</text:p>
      <text:p text:style-name="Standard"><text:tab/>-- pilot-job-<text:span text:style-name="T8">get-monitor</text:span>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8">piLite. </text:span><text:span text:style-name="T1">В ней находится служебная директория </text:span><text:span text:style-name="T8">conf, </text:span><text:span text:style-name="T1">в которой располагаются файлы конфигурации и логи piLite.</text:span></text:p>
      <text:p text:style-name="P1">Также в директории .<text:span text:style-name="T8">piLite</text:span> создаются рабочие<text:span text:style-name="T8"> </text:span>директории<text:span text:style-name="T8"> </text:span>пользователей <text:span text:style-name="T8">piLite.</text:span></text:p>
      <text:p text:style-name="P5"/>
      <text:p text:style-name="P1">1.1.1.2 Рабочая директория <text:s/>пользователя <text:span text:style-name="T8">piLite</text:span></text:p>
      <text:p text:style-name="P1">Рабочая директория <text:s/>пользователя <text:span text:style-name="T8">piLite</text:span> имеет имя <text:span text:style-name="T8">&lt;login</text:span> пользователя <text:span text:style-name="T8">piLite&gt;. </text:span></text:p>
      <text:p text:style-name="P1">Для обычного пользователя <text:span text:style-name="T8">&lt;login</text:span> пользователя <text:span text:style-name="T8">piLite&gt;</text:span> совпадает с именем пользователя компьютера. Для веб-интерфейса <text:span text:style-name="T8">&lt;login</text:span> пользователя <text:span text:style-name="T8">piLite&gt;</text:span> — это имя пользователя веб-интерфейса.</text:p>
      <text:p text:style-name="P1">В рабочей директории пользователя располагаются рабочие директории заданий.</text:p>
      <text:p text:style-name="P1"/>
      <text:p text:style-name="P10">1.1.1.2.1 Рабочая директория задания</text:p>
      <text:p text:style-name="P1">Имя рабочей директории задания совпадает с уникальным идентификатором задания. То есть, если идентификатор задания <text:span text:style-name="T8">zx</text:span>653<text:span text:style-name="T8">vn, </text:span>то и имя рабочей директории задания будет: <text:span text:style-name="T8">zx</text:span>653<text:span text:style-name="T8">vn</text:span></text:p>
      <text:p text:style-name="P1">Все файлы в рабочих директориях заданий создают, изменяют и удаляют команды piLite.</text:p>
      <text:p text:style-name="P1"/>
      <text:p text:style-name="P10">1.1.1.2.2 Директория для выходных файлов пользователя</text:p>
      <text:p text:style-name="P1">В директории для выходных файлов пользователя выгружаются выходные файлы, файлы <text:span text:style-name="T8">stdout, stderr </text:span>и <text:span text:style-name="T8">monitor</text:span>. Директория для выходных файлов пользователя указывается в качестве необязательного аргумента команд pilot-job-get-<text:span text:style-name="T8">output </text:span>и pilot-job-<text:span text:style-name="T8">get-monitor.</text:span> В качестве директории для выходных файлов может быть указана любая директория, в которой<text:span text:style-name="T8"> </text:span><text:soft-page-break/>пользователь имеет полные права на создание, изменение и удаление файлов (директорий). Если директория для выходных файлов не указана, по умолчанию берется домашняя директория текущего пользователя компьютера. Поэтому при работе через веб-интерфейс указание этой директории обязательно для того, чтобы разделить директории для выходных файлов разных пользователей.</text:p>
      <text:p text:style-name="P1">Чтобы разделить выходные файлы разных заданий, в директории для выходных файлов создается поддиректория с именем, которое совпадает с идентификатором задания. В эту поддиректорию и выгружаются выходные файлы задания.</text:p>
      <text:p text:style-name="P1"/>
      <text:p text:style-name="P1">1.1.1.3. Примеры</text:p>
      <text:p text:style-name="P1">Например, структура директорий для обычного пользователя <text:span text:style-name="T8">user1 </text:span>может быть такой:</text:p>
      <text:p text:style-name="P1">/<text:span text:style-name="T8">home/user1</text:span></text:p>
      <text:p text:style-name="P1"><text:tab/>.<text:span text:style-name="T8">piLite</text:span></text:p>
      <text:p text:style-name="P5"><text:tab/><text:tab/>user1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conf</text:p>
      <text:p text:style-name="P5"/>
      <text:p text:style-name="P1"><text:span text:style-name="T8">Например, структура директорий для </text:span>работы через веб-интерфейс от имени пользователя<text:span text:style-name="T8"> user1 может быть такой:</text:span></text:p>
      <text:p text:style-name="P1">/<text:span text:style-name="T8">home/user1</text:span></text:p>
      <text:p text:style-name="P1"><text:tab/>.<text:span text:style-name="T8">piLite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...</text:p>
      <text:p text:style-name="P5"><text:tab/><text:tab/>conf</text:p>
      <text:p text:style-name="P1">Где <text:span text:style-name="T8">ivanov </text:span>и <text:span text:style-name="T8">petrov </text:span><text:span text:style-name="T8">—</text:span> имена пользователей веб-интерфейса (они же — логины пользователей <text:span text:style-name="T8">piLite</text:span>).</text:p>
      <text:p text:style-name="P1">Пример директорий для выходных файлов<text:span text:style-name="T8">:</text:span></text:p>
      <text:p text:style-name="P1">/<text:span text:style-name="T8">home/user1</text:span></text:p>
      <text:p text:style-name="P1"><text:tab/><text:span text:style-name="T8">tmp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1"><text:span text:style-name="T8">ivanov </text:span>и <text:span text:style-name="T8">petrov —</text:span> имена пользователей веб-интерфейса (они же — логины пользователей <text:soft-page-break/><text:span text:style-name="T8">piLite</text:span>). Директории для выходных файлов этих пользователей соответственно будут:</text:p>
      <text:p text:style-name="P1">/<text:span text:style-name="T8">home/user1/tmp/ivanov</text:span></text:p>
      <text:p text:style-name="P5">/home/user1/tmp/petrov</text:p>
      <text:h text:style-name="Heading_20_3" text:outline-level="3">1.1.2 pilot-job-submit</text:h>
      <text:p text:style-name="Standard">Команда осуществляет постановку задания в очередь. В результате успешного выполнения выдает на экран сообщение:</text:p>
      <text:p text:style-name="P6">Job ID: &lt;ID&gt;</text:p>
      <text:p text:style-name="Standard"><text:span text:style-name="T1">где</text:span><text:span text:style-name="T6"> </text:span><text:span text:style-name="T10">ID </text:span><text:span text:style-name="T3">–</text:span> идентификатор задания, который представляет собой случайный набор из 8 символов (цифр, а также строчных и прописных английских букв).</text:p>
      <text:p text:style-name="Standard">При возникновении ошибок <text:span text:style-name="T1">в лог-файл могут быть записаны сообщения об ошибка (одновременно на экран будут выданы соответствующие краткие сообщения):</text:span></text:p>
      <text:list xml:id="list1292728765246830681" text:style-name="L1">
        <text:list-item>
          <text:p text:style-name="P33">Global params are not set<text:span text:style-name="T8"> </text:span><text:span text:style-name="T14">(</text:span><text:span text:style-name="T9">NO PARAMS</text:span><text:span text:style-name="T14">)</text:span> – Не указаны значения параметров, необходимых для работы <text:span text:style-name="T8">piLite</text:span>.</text:p>
        </text:list-item>
        <text:list-item>
          <text:p text:style-name="P33">Usage: pilot-job-s<text:span text:style-name="T8">ubmit</text:span> job_definition.js … <text:span text:style-name="T14">(</text:span><text:span text:style-name="T9">NO JOB FILE</text:span><text:span text:style-name="T14">)</text:span> –<text:span text:style-name="T8"> </text:span>Не указан файл с описанием задания.</text:p>
        </text:list-item>
        <text:list-item>
          <text:p text:style-name="P33"><text:span text:style-name="T8">U</text:span>ser dir ... does not exist or is not writable by the effective user <text:span text:style-name="T14">(NO USER DIR)</text:span> –<text:span text:style-name="T8"> </text:span>Рабочая директория пользователя <text:span text:style-name="T8">piLite </text:span>не может быть создана или недоступна для записи.</text:p>
        </text:list-item>
        <text:list-item>
          <text:p text:style-name="P33">Copy of the job file failed <text:span text:style-name="T14">(JOB FILE COPY FAILED) </text:span>–<text:span text:style-name="T8"> </text:span>Возникла ошибка при копировании файла с описанием задания во временную директорию задания.</text:p>
        </text:list-item>
        <text:list-item>
          <text:p text:style-name="P33">Failed to save job definition file name to the special file: … <text:span text:style-name="T14">(JOB FILE SAVE FAILED)</text:span> –<text:span text:style-name="T8"> </text:span>Возникла ошибка при сохранении имени файла задания во временном файле .</text:p>
        </text:list-item>
        <text:list-item>
          <text:p text:style-name="P33">Can not open job definition file <text:span text:style-name="T14">(JOB FILE OPEN FAILED)</text:span> … –<text:span text:style-name="T8"> </text:span>Не удалось открыть файл с описанием задания.</text:p>
        </text:list-item>
        <text:list-item>
          <text:p text:style-name="P33">No tasks defined <text:span text:style-name="T14">(NO TASKS)</text:span> – В описании задания отсутствует обязательный параметр – tasks (список задач).</text:p>
        </text:list-item>
        <text:list-item>
          <text:p text:style-name="P33">Copy of input file failed <text:span text:style-name="T14">(INPUT FILE COPY FAILED)</text:span> – Возникла ошибка при копировании входного файла или входной директории во временную директорию задания.</text:p>
        </text:list-item>
        <text:list-item>
          <text:p text:style-name="P32"><text:span text:style-name="T1">Input file is not found ... </text:span><text:span text:style-name="T3">(INPUT FILE NOT FOUND)</text:span><text:span text:style-name="T1"> </text:span><text:span text:style-name="T1">– В описании задания для задачи указан несуществующий входной файл.</text:span></text:p>
        </text:list-item>
        <text:list-item>
          <text:p text:style-name="P32"><text:span text:style-name="T1">Invalid definition for task: ... No definition!</text:span><text:span text:style-name="T1"> </text:span><text:span text:style-name="T3">(NO DEFINITION)</text:span><text:span text:style-name="T1"> – В описании задания отсутствует обязательный параметр для общего описания задачи – definition.</text:span></text:p>
        </text:list-item>
      </text:list>
      <text:p text:style-name="P1"/>
      <text:p text:style-name="P2">Аргументы:</text:p>
      <text:p text:style-name="P9">В качестве обязательного аргумента pilot-job-submit <text:s/>принимает имя задания в формате JSON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Примеры:</text:p>
      <text:p text:style-name="P3">1. Запуск для текущего пользователя компьютера (user1)</text:p>
      <text:p text:style-name="P6">&gt; <text:span text:style-name="T1">pilot-job-submit job_description.js</text:span></text:p>
      <text:p text:style-name="P2">Job ID: nTOcvtn1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6">&gt; <text:span text:style-name="T1">pilot-job-submit job_description.js </text:span>user2</text:p>
      <text:p text:style-name="P2">Job ID: mvN5zEd1</text:p>
      <text:h text:style-name="Heading_20_3" text:outline-level="3">1.1.3 pilot-job-status</text:h>
      <text:p text:style-name="Standard">Команда определяет статус задания. В результате успешного выполнения выдает на экран <text:soft-page-break/>статус задания. В случае ошибки выдает на экран значение 'Unknown'.</text:p>
      <text:p text:style-name="P1">Возможные статусы:</text:p>
      <text:list xml:id="list7661867899598460385" text:style-name="L2">
        <text:list-item>
          <text:p text:style-name="P42">Finished – <text:span text:style-name="T1">задание завершено.</text:span></text:p>
        </text:list-item>
        <text:list-item>
          <text:p text:style-name="P34">Running – задание запущено, но еще не завершено.</text:p>
        </text:list-item>
      </text:list>
      <text:p text:style-name="P1">При статусе Unknown в лог-файл могут быть записаны следующие сообщения об ошибках:</text:p>
      <text:list xml:id="list8303014068818909711" text:style-name="L3">
        <text:list-item>
          <text:p text:style-name="P35">Global params are not set – Не указаны значения параметров, необходимых для работы <text:span text:style-name="T8">piLite</text:span>.</text:p>
        </text:list-item>
        <text:list-item>
          <text:p text:style-name="P35">Usage: pilot-job-status ID … –<text:span text:style-name="T8"> </text:span>Не указан идентификатор задания.</text:p>
        </text:list-item>
        <text:list-item>
          <text:p text:style-name="P35">Local job is not found – На локальном компьютере пользователя не удалось найти описание задания с указанным идентификатором.</text:p>
        </text:list-item>
      </text:list>
      <text:p text:style-name="P2">Аргументы:</text:p>
      <text:p text:style-name="P9">В качестве обязательного аргумента pilot-job-st<text:span text:style-name="T8">atus</text:span> <text:s/>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st</text:span>atus<text:span text:style-name="T1"> mvN5zEd1</text:span></text:p>
      <text:p text:style-name="P2">Unknown</text:p>
      <text:p text:style-name="P2"/>
      <text:p text:style-name="P3">2. Запуск для пользователя user2, который запустил задачу</text:p>
      <text:p text:style-name="P6">&gt; <text:span text:style-name="T1">pilot-job-st</text:span>atus<text:span text:style-name="T1"> mvN5zEd1 </text:span>user2</text:p>
      <text:p text:style-name="P2">Finished</text:p>
      <text:p text:style-name="P1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результате успешного выполнения выдает на экран список загруженных файлов (полные пути). </text:p>
      <text:p text:style-name="Standard">Выходные файлы загружаются в д<text:span text:style-name="T1">иректорию для выходных файлов данного пользователя </text:span><text:span text:style-name="T8">piLite</text:span> на локальном компьютере в поддиректорию с именем, которое совпадает и идентификатором задания. Имя директории для выходных файлов может быть передано в качестве второго аргумента.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В случае, если задание на момент вызова команды имеет статус отличный от «Finished» («<text:span text:style-name="T1">Завершено</text:span>»), а также 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8">No output.</text:span></text:p>
      <text:p text:style-name="Standard">В<text:span text:style-name="T1"> лог-файл при возникновении ошибок в могут быть записаны следующие сообщения:</text:span></text:p>
      <text:list xml:id="list9162356991255636555" text:style-name="L4">
        <text:list-item>
          <text:p text:style-name="P43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36">Usage: pilot-job-get-output ID … –<text:span text:style-name="T8"> Н</text:span>е указан идентификатор задания.</text:p>
        </text:list-item>
        <text:list-item>
          <text:p text:style-name="P43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36">No tasks defined – В описании задания отсутствует обязательный параметр – tasks (список задач).</text:p>
        </text:list-item>
        <text:list-item>
          <text:p text:style-name="P36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P2">Аргументы:</text:p>
      <text:p text:style-name="P9"><text:soft-page-break/>В качестве обязательного аргумента pilot-job-<text:span text:style-name="T1">get-output</text:span> <text:s/>принимает идентификатор задания.</text:p>
      <text:p text:style-name="P9">Необязательные аргументы — имя директории для выходных файлов, <text:span text:style-name="T1">имя пользователя.</text:span></text:p>
      <text:p text:style-name="P9"><text:span text:style-name="T1">Директории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Таким образом, существует три возможности:</text:p>
      <text:list xml:id="list7916113907795035055" text:style-name="L5">
        <text:list-item>
          <text:p text:style-name="P37">Можно указать только идентификатор задания. В этом случае будут взяты умолчательные значения для остальных параметров.</text:p>
        </text:list-item>
        <text:list-item>
          <text:p text:style-name="P37">Можно указать <text:s/>идентификатор задания и <text:s/>имя директории для выходных файлов. В этом случае по умолчанию будет определено имя пользователя.</text:p>
        </text:list-item>
        <text:list-item>
          <text:p text:style-name="P37">Если же необходимо явно указать имя пользователя, указание имени директории для выходных файлов — обязательно, также как и указание идентификатора задания.</text:p>
        </text:list-item>
      </text:list>
      <text:p text:style-name="P3"/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. <text:span text:style-name="T1">Предполагается, что файлы будут сохранены в домашнюю директорию текущего пользователя компьютера (/home/user</text:span>1<text:span text:style-name="T1">):</text:span></text:p>
      <text:p text:style-name="P6">&gt; <text:span text:style-name="T1">pilot-job-get-output mvN5zEd1</text:span></text:p>
      <text:p text:style-name="P2">No output</text:p>
      <text:p text:style-name="P3"/>
      <text:p text:style-name="P7">2. <text:span text:style-name="T1">Запуск для пользователя user2, который запустил задачу</text:span><text:span text:style-name="T1">. Указано, что файлы нужно положить в директорию /home/user</text:span>1/tmp/user2<text:span text:style-name="T1">:</text:span></text:p>
      <text:p text:style-name="P8"><text:span text:style-name="T8">&gt; </text:span>pilot-job-get-output mvN5zEd1 <text:span text:style-name="T1">/home/user</text:span><text:span text:style-name="T8">1/tmp/user2</text:span> user2</text:p>
      <text:p text:style-name="P8">OUT file (dir): /home/user<text:span text:style-name="T8">1</text:span>/<text:span text:style-name="T8">tmp/user2</text:span>/<text:span text:style-name="T1">mvN5zEd1/</text:span>out11</text:p>
      <text:p text:style-name="P8">STDOUT file: /home/user<text:span text:style-name="T8">1</text:span>/<text:span text:style-name="T8">tmp/user2</text:span>/<text:span text:style-name="T1">mvN5zEd1</text:span>/task_a_stdout.log</text:p>
      <text:p text:style-name="P8">STDERR file: /home/user<text:span text:style-name="T8">1</text:span>/<text:span text:style-name="T8">tmp/user2</text:span>/<text:span text:style-name="T1">mvN5zEd1</text:span>/task_a_stderr.log</text:p>
      <text:p text:style-name="P8"/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удаляет <text:span text:style-name="T1">рабочую директорию задания</text:span>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40346519" text:continue-list="list9162356991255636555" text:style-name="L4">
        <text:list-item>
          <text:p text:style-name="P36">Global params are not set – Не указаны значения параметров, необходимых для работы piLite.</text:p>
        </text:list-item>
        <text:list-item>
          <text:p text:style-name="P36">Usage: pilot-job-cleanup ID … –<text:span text:style-name="T8"> </text:span>Не указан идентификатор задания.</text:p>
        </text:list-item>
        <text:list-item>
          <text:p text:style-name="P36">Temporary directory is not set or has incorrect name –<text:span text:style-name="T8"> </text:span>Имя временной директории задания пусто или содержит недопустимые символы. Обычно это означает, что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40327382" text:continue-numbering="true" text:style-name="L4">
        <text:list-item>
          <text:p text:style-name="P36"><text:span text:style-name="T9">NO PARAMS</text:span> – Не указаны значения параметров, необходимых для работы piLite.</text:p>
        </text:list-item>
        <text:list-item>
          <text:p text:style-name="P36"><text:span text:style-name="T9">NO JOB</text:span> –<text:span text:style-name="T8"> </text:span>Не указан идентификатор задания.</text:p>
        </text:list-item>
        <text:list-item>
          <text:p text:style-name="P40"><text:span text:style-name="T8">NO JOB DIR</text:span> –<text:span text:style-name="T8"> </text:span><text:span text:style-name="T13">Имя временной директории задания пусто или содержит недопустимые символы.</text:span></text:p>
        </text:list-item>
      </text:list>
      <text:p text:style-name="P3"/>
      <text:p text:style-name="P6"><text:span text:style-name="T6">В случае успешного завершения команда выдает на экран краткое сообщение: </text:span>JOB DIR REMOVED</text:p>
      <text:p text:style-name="P2"><text:soft-page-break/>Аргументы:</text:p>
      <text:p text:style-name="P9">В качестве обязательного аргумента pilot-job-<text:span text:style-name="T8">cleanup</text:span> принимает идентификатор задания.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c</text:span>leanup<text:span text:style-name="T1"> mvN5zEd1</text:span></text:p>
      <text:p text:style-name="P2">NO JOB DIR</text:p>
      <text:p text:style-name="P3"/>
      <text:p text:style-name="P3">2. Запуск для пользователя user2, который запустил задачу</text:p>
      <text:p text:style-name="P6">&gt; <text:span text:style-name="T1">pilot-job-c</text:span>leanup<text:span text:style-name="T1"> mvN5zEd1 </text:span>user<text:span text:style-name="T1">2</text:span></text:p>
      <text:p text:style-name="P2">JOB DIR REMOVED</text:p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/text:p>
      <text:p text:style-name="P1"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8">Примечание: срок хранения результатов выполнения задач на суперкомпьютере может быть ограничен и определяется политикой СКВЦ.</text:p>
      <text:p text:style-name="P2">Аргументы:</text:p>
      <text:p text:style-name="P3">Команда pilot-job-list может вызываться:</text:p>
      <text:list xml:id="list7941886620852949757" text:style-name="L6">
        <text:list-item>
          <text:p text:style-name="P38">без аргументов. В этом случае предполагается, что имя пользователя совпадает с именем пользователя компьютера (то есть берется из переменной <text:span text:style-name="T8">$USER</text:span>)<text:span text:style-name="T8">.</text:span></text:p>
        </text:list-item>
        <text:list-item>
          <text:p text:style-name="P38">с одним аргументом — именем пользователя. Будут показаны задачи для указанного пользователя.</text:p>
        </text:list-item>
      </text:list>
      <text:p text:style-name="P3">Если у указанного пользователя нет активных задач (по любой причине — нет такого пользователя, все задачи выполнены и для них сделан <text:span text:style-name="T8">cleanup </text:span>и т.п.), на экран выводится сообщение <text:span text:style-name="T8">NONE.</text:span></text:p>
      <text:p text:style-name="P3">Примеры:</text:p>
      <text:p text:style-name="P7"><text:span text:style-name="T1">1.</text:span> <text:span text:style-name="T1">Запуск для текущего пользователя компьютера (</text:span>user1<text:span text:style-name="T1">)</text:span></text:p>
      <text:p text:style-name="P6">&gt; <text:s/><text:span text:style-name="T1">pilot-job-list</text:span></text:p>
      <text:p text:style-name="P2">7ca9HxkA</text:p>
      <text:p text:style-name="P2">nGd8OLRR</text:p>
      <text:p text:style-name="P2"/>
      <text:p text:style-name="P7">1a.<text:span text:style-name="T1"> Аналогичный результат будет, если явно указать в качестве имени пользователя имя текущего пользователя компьютера (user1)</text:span></text:p>
      <text:p text:style-name="P6"><text:span text:style-name="T1">&gt; <text:s/>pilot-job-list</text:span><text:span text:style-name="T1"> </text:span>user1</text:p>
      <text:p text:style-name="P2">7ca9HxkA</text:p>
      <text:p text:style-name="P2">nGd8OLRR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2">&gt; <text:s/>pilot-job-list user2</text:p>
      <text:p text:style-name="P2">yQ3JqSYo</text:p>
      <text:p text:style-name="P3"/>
      <text:p text:style-name="P3">3. Запуск для пользователя, имя которого не совпадает с именем текущего пользователя компьютера, который еще ни разу не запускал ни одной задачи (user3)</text:p>
      <text:p text:style-name="P6"><text:soft-page-break/><text:span text:style-name="T1">&gt; <text:s/>pilot-job-list </text:span>user<text:span text:style-name="T1">3</text:span></text:p>
      <text:p text:style-name="P2">NONE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/text:p>
      <text:p text:style-name="Standard">В<text:span text:style-name="T1"> лог-файл при возникновении ошибок в могут быть записаны следующие сообщения:</text:span></text:p>
      <text:list xml:id="list40354232" text:continue-list="list40327382" text:style-name="L4">
        <text:list-item>
          <text:p text:style-name="P36">Global params are not set – Не указаны значения параметров, необходимых для работы piLite.</text:p>
        </text:list-item>
        <text:list-item>
          <text:p text:style-name="P36">Usage: pilot-job-can<text:span text:style-name="T8">cel</text:span> ID … –<text:span text:style-name="T8"> </text:span>Не указан идентификатор задания.</text:p>
        </text:list-item>
        <text:list-item>
          <text:p text:style-name="P36">WARNING: Job is not in the RUNNING state –<text:span text:style-name="T8"> </text:span>Задание не находится в статусе «Выполнение». Это сообщение может означать также, что для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40351976" text:continue-numbering="true" text:style-name="L4">
        <text:list-item>
          <text:p text:style-name="P36"><text:span text:style-name="T9">NO PARAMS</text:span> – Не указаны значения параметров, необходимых для работы piLite.</text:p>
        </text:list-item>
        <text:list-item>
          <text:p text:style-name="P36"><text:span text:style-name="T9">NO JOB</text:span> –<text:span text:style-name="T8"> </text:span>Не указан идентификатор задания.</text:p>
        </text:list-item>
        <text:list-item>
          <text:p text:style-name="P40"><text:span text:style-name="T8">NOT RUNNING</text:span><text:span text:style-name="T13"> –</text:span><text:span text:style-name="T10"> </text:span><text:span text:style-name="T13">Задание не находится в статусе «Выполнение».</text:span></text:p>
        </text:list-item>
      </text:list>
      <text:p text:style-name="P3">Поскольку после выполнения <text:s/>pilot-job-cancel вызывается pilot-job-cleanup, в случае успешного выполнения на экран выдается сообщение JOB DIR REMOVED.</text:p>
      <text:p text:style-name="P2">Аргументы:</text:p>
      <text:p text:style-name="P9">В качестве обязательного аргумента pilot-job-<text:span text:style-name="T8">cancel</text:span> 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Примеры:</text:p>
      <text:p text:style-name="P7">1. Запуск для текущего пользователя компьютера (user1). Задание mvN5zEd1 было запущено пользователем user2</text:p>
      <text:p text:style-name="P6">&gt; <text:span text:style-name="T1">pilot-job-</text:span>cancel<text:span text:style-name="T1"> mvN5zEd1</text:span></text:p>
      <text:p text:style-name="P2">NOT RUNNING</text:p>
      <text:p text:style-name="P2"/>
      <text:p text:style-name="P7">2. <text:span text:style-name="T1">Запуск для пользователя user2, который запустил задачу</text:span></text:p>
      <text:p text:style-name="P6">&gt; <text:span text:style-name="T1">pilot-job-</text:span>cancel<text:span text:style-name="T1"> mvN5zEd1</text:span>user2</text:p>
      <text:p text:style-name="P2">JOB DIR REMOVED</text:p>
      <text:p text:style-name="P2"/>
      <text:p text:style-name="P7"><text:span text:style-name="T1">3</text:span>. <text:span text:style-name="T1">Запуск для пользователя user2, который запустил задачу, но задача завершена</text:span></text:p>
      <text:p text:style-name="P6">&gt; <text:span text:style-name="T1">pilot-job-</text:span>cancel X1qL76dK<text:span text:style-name="T1"> </text:span>user2</text:p>
      <text:p text:style-name="P6">NOT RUNNING</text:p>
      <text:h text:style-name="Heading_20_3" text:outline-level="3">1.1.8 pilot-job-<text:span text:style-name="T8">get-monitor</text:span></text:h>
      <text:p text:style-name="Standard">Команда загружает на локальный компьютер пользователя специальный файл <text:span text:style-name="T8">monitor </text:span><text:span text:style-name="T1">в который исполняемое на сервере задание записывает текущие результаты. Файл загружается в директорию для выходных файлов данного пользователя </text:span><text:span text:style-name="T8">piLite</text:span><text:span text:style-name="T1"> на локальном компьютере в поддиректорию с именем, которое совпадает и идентификатором задания.</text:span></text:p>
      <text:p text:style-name="Standard"><text:span text:style-name="T1">В</text:span><text:span text:style-name="T8">ыдает </text:span><text:span text:style-name="T1">на</text:span><text:span text:style-name="T8"> </text:span><text:span text:style-name="T1">экран</text:span><text:span text:style-name="T8"> </text:span><text:span text:style-name="T1">полный путь к загруженному файлу.</text:span><text:span text:style-name="T8"> </text:span><text:span text:style-name="T1">Если файл </text:span><text:span text:style-name="T8">monitor </text:span><text:span text:style-name="T1">на сервере отсутствует или он пуст, будет загружен пустой файл.</text:span></text:p>
      <text:p text:style-name="P1">Статус задания на момент вызова команды значения не имеет, но на локальном компьютере пользователя должна присутствовать рабочая директория задания.</text:p>
      <text:p text:style-name="P2">Аргументы:</text:p>
      <text:p text:style-name="P9"><text:span text:style-name="T1">В качестве обязательных аргументов принимает идентификатор задания и имя файла монитора. Необязательными аргументами являются имя директории для выходных файлов и </text:span><text:soft-page-break/><text:span text:style-name="T1">имя пользователя </text:span><text:span text:style-name="T8">piLite.</text:span></text:p>
      <text:p text:style-name="P9"><text:span text:style-name="T1">Директория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8">$USER</text:span><text:span text:style-name="T1">)</text:span><text:span text:style-name="T8">.</text:span></text:p>
      <text:p text:style-name="P3">Таким образом, существует три возможности:</text:p>
      <text:list xml:id="list9054757006845559295" text:style-name="L7">
        <text:list-item>
          <text:p text:style-name="P39">Можно указать идентификатор задания и имя файла монитора. В этом случае будут взяты умолчательные значения для директории для входных файлов и имени пользователя <text:span text:style-name="T8">piLite</text:span>.</text:p>
        </text:list-item>
        <text:list-item>
          <text:p text:style-name="P39">Можно указать <text:s/>идентификатор задания, имя файла монитора и имя директории для выходных файлов. В этом случае по умолчанию будет определено имя пользователя.</text:p>
        </text:list-item>
        <text:list-item>
          <text:p text:style-name="P39">Если же необходимо явно указать имя пользователя, указание имени директории для выходных файлов — обязательно, также как и указание имени файла монитора и идентификатора задания.</text:p>
        </text:list-item>
      </text:list>
      <text:p text:style-name="Standard">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8">No output.</text:span></text:p>
      <text:p text:style-name="Standard">В<text:span text:style-name="T1"> лог-файл при возникновении ошибок могут быть записаны следующие сообщения:</text:span></text:p>
      <text:list xml:id="list40344274" text:continue-list="list40351976" text:style-name="L4">
        <text:list-item>
          <text:p text:style-name="P43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36">Usage: pilot-job-get-<text:span text:style-name="T8">monitor</text:span> … The JOB_ID is not defined –<text:span text:style-name="T8"> Н</text:span>е указан идентификатор задания.</text:p>
        </text:list-item>
        <text:list-item>
          <text:p text:style-name="P36">Usage: pilot-job-get-<text:span text:style-name="T8">monitor</text:span> … The MONITOR_FILE_NAME is not defined –<text:span text:style-name="T8"> Н</text:span>е указано имя файла монитора.</text:p>
        </text:list-item>
        <text:list-item>
          <text:p text:style-name="P43">ERROR: user working dir <text:span text:style-name="T1">...</text:span> does not exist or is not writable by the effective user – <text:span text:style-name="T1">Недостаточно прав на доступ к директории для выходных файлов данного пользователя</text:span>.</text:p>
        </text:list-item>
      </text:list>
      <text:p text:style-name="P3"/>
      <text:p text:style-name="P3">Примеры:</text:p>
      <text:p text:style-name="Standard"><text:span text:style-name="T1">1. Запуск для текущего пользователя компьютера (user1). Задание mvN5zEd1 было запущено пользователем </text:span>user2. <text:span text:style-name="T1">Имя файла монитора –</text:span> monitor<text:span text:style-name="T1">.</text:span>out. <text:span text:style-name="T1">Предполагается, что файл </text:span><text:span text:style-name="T5">будет</text:span><text:span text:style-name="T1"> сохранен в домашнюю директорию текущего пользователя компьютера (/home/user</text:span>1<text:span text:style-name="T1">):</text:span></text:p>
      <text:p text:style-name="P6">&gt; <text:span text:style-name="T1">pilot-job-get-</text:span>monitor<text:span text:style-name="T1"> mvN5zEd1 monitor.out</text:span></text:p>
      <text:p text:style-name="P2">No output</text:p>
      <text:p text:style-name="P3"/>
      <text:p text:style-name="P7">2. <text:span text:style-name="T1">Запуск для пользователя user2, который запустил задачу. Указано, что файлы нужно положить в директорию /home/user</text:span>1/tmp/user2<text:span text:style-name="T1">:</text:span></text:p>
      <text:p text:style-name="P8"><text:span text:style-name="T8">&gt; </text:span>pilot-job-get-<text:span text:style-name="T8">monitor</text:span> mvN5zEd1 <text:span text:style-name="T1">monitor.out /home/user</text:span><text:span text:style-name="T8">1/tmp/user2</text:span> user2</text:p>
      <text:p text:style-name="P8">MONITOR file: /home/user<text:span text:style-name="T8">1</text:span>/<text:span text:style-name="T8">tmp/user2</text:span>/<text:span text:style-name="T1">mvN5zEd1/monitor.out</text:span></text:p>
      <text:p text:style-name="P1"/>
      <text:h text:style-name="P15" text:outline-level="2">1.2 Серверная часть piLite 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Standard"><text:span text:style-name="T1">1. Состоит из набора служебных программ:</text:span></text:p>
      <text:list xml:id="list3643452232724006512" text:style-name="L8">
        <text:list-item>
          <text:p text:style-name="P44">job_execute.pl;</text:p>
        </text:list-item>
        <text:list-item>
          <text:p text:style-name="P44">job_status.pl;</text:p>
        </text:list-item>
        <text:list-item>
          <text:p text:style-name="P44">job_prepare_dir.pl;</text:p>
        </text:list-item>
        <text:list-item>
          <text:p text:style-name="P44"><text:span text:style-name="T8">job_</text:span>cleanup.pl;</text:p>
        </text:list-item>
        <text:list-item>
          <text:p text:style-name="P44">job_cancel.pl</text:p>
        </text:list-item>
      </text:list>
      <text:p text:style-name="Standard"/>
      <text:h text:style-name="Heading_20_3" text:outline-level="3"><text:soft-page-break/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8">piLite </text:span><text:span text:style-name="T1">и получают стандартное имя</text:span><text:span text:style-name="T8">:</text:span><text:span text:style-name="T1"> </text:span><text:span text:style-name="T8">“&lt;</text:span><text:span text:style-name="T1">идентификатор задания</text:span><text:span text:style-name="T8">&gt;”.</text:span></text:p>
      <text:p text:style-name="Standard"><text:span text:style-name="T1">Рабочии директории пользователей располагаются</text:span> в <text:span text:style-name="T1">служебной</text:span> папке .<text:span text:style-name="T8">piLite, </text:span><text:span text:style-name="T1">и получают стандартное имя</text:span><text:span text:style-name="T8">:</text:span><text:span text:style-name="T1"> </text:span><text:span text:style-name="T8">“&lt;login</text:span><text:span text:style-name="T1"> пользователя </text:span><text:span text:style-name="T8">piLite&gt;”. </text:span><text:span text:style-name="T1">Отличие от клиентской части состоит в том, что все выходные файлы хранятся и обрабатываются в рабочей директории задания, а не в специальной директории для выходных файлов пользователя</text:span><text:span text:style-name="T8">.</text:span></text:p>
      <text:p text:style-name="P1">Для работы сохраняются:</text:p>
      <text:list xml:id="list7596938688279849193" text:style-name="L9">
        <text:list-item>
          <text:p text:style-name="P41">файл задания;</text:p>
        </text:list-item>
        <text:list-item>
          <text:p text:style-name="P41">входные файлы и/или директории;</text:p>
        </text:list-item>
        <text:list-item>
          <text:p text:style-name="P41">выходные файлы и/или директории;</text:p>
        </text:list-item>
        <text:list-item>
          <text:p text:style-name="P45"><text:span text:style-name="T1">файлы </text:span><text:span text:style-name="T8">STDOUT </text:span><text:span text:style-name="T1">и </text:span><text:span text:style-name="T8">STDERR </text:span><text:span text:style-name="T1">задания;</text:span></text:p>
        </text:list-item>
        <text:list-item>
          <text:p text:style-name="P45"><text:span text:style-name="T1">служебные файлы </text:span><text:span text:style-name="T8">STDOUT </text:span><text:span text:style-name="T1">и </text:span><text:span text:style-name="T8">STDERR, </text:span><text:span text:style-name="T1">в которые сохраняются сообщения об успешности постановки задания в очередь;</text:span></text:p>
        </text:list-item>
        <text:list-item>
          <text:p text:style-name="P45"><text:span text:style-name="T1">специальный файл </text:span><text:span text:style-name="T8">monitor </text:span><text:span text:style-name="T1">(если есть).</text:span></text:p>
        </text:list-item>
      </text:list>
      <text:h text:style-name="Heading_20_3" text:outline-level="3">1.2.2 job_execute.pl</text:h>
      <text:p text:style-name="Standard"><text:span text:style-name="T1">Осуществляет постановку задания в очередь. Вызывается при выполнении на клиенте команды pilot-job-submit.</text:span></text:p>
      <text:h text:style-name="Heading_20_3" text:outline-level="3">1.2.3 job_status.<text:span text:style-name="T8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1.2.<text:span text:style-name="T1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1">5</text:span> <text:span text:style-name="T8">job_</text:span>cleanup.pl</text:h>
      <text:p text:style-name="P1">Удаляет все файлы задания на удаленном ресурсе. Вызывается при выполнении команды pilot-job-cleanup.</text:p>
      <text:h text:style-name="Heading_20_3" text:outline-level="3">1.2.6 job_cancel.<text:span text:style-name="T8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значение </text:span><text:span text:style-name="T8">'Failed', </text:span><text:span text:style-name="T1">при успешном завершении задания возвращает значение </text:span><text:span text:style-name="T8">'Canceled'.</text:span></text:p>
      <text:h text:style-name="P19" text:outline-level="3"><text:span text:style-name="T1"><text:s/>1.3 Зависимос</text:span>ти </text:h>
      <text:p text:style-name="Standard">Для клиентск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p text:style-name="Standard">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</text:p>
      <text:p text:style-name="Standard">- модуль Template .pm;</text:p>
      <text:p text:style-name="Standard"><text:soft-page-break/>- модуль Log::Log4perl .pm;</text:p>
      <text:p text:style-name="Standard">- ssh; </text:p>
      <text:p text:style-name="Standard">- scp. </text:p>
      <text:h text:style-name="Heading_20_1" text:outline-level="1">2 Настройка </text:h>
      <text:h text:style-name="P17" text:outline-level="2"><text:span text:style-name="T15">2.1 Настройка клиента</text:span></text:h>
      <text:h text:style-name="Heading_20_2" text:outline-level="2">2.1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8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обращается к другим клиентским 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/>
      <text:h text:style-name="Heading_20_2" text:outline-level="2"><text:soft-page-break/>2.1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9003614607458828367" text:style-name="L10">
        <text:list-item>
          <text:p text:style-name="P46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46">до и после знака равенства допускается любое количество пробелов;</text:p>
        </text:list-item>
        <text:list-item>
          <text:p text:style-name="P46">на отдельной строке можно добавлять комментарии, начинающиеся со знака '#';</text:p>
        </text:list-item>
        <text:list-item>
          <text:p text:style-name="P46">допускаются пустые строки;</text:p>
        </text:list-item>
        <text:list-item>
          <text:p text:style-name="P46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################################################# </text:p>
            <text:p text:style-name="P4">### piLite config file </text:p>
            <text:p text:style-name="P4"><text:s/></text:p>
            <text:p text:style-name="P4">LOCAL_HOME_DIR = /home/user </text:p>
            <text:p text:style-name="P4">LOCAL_KEY_FILE = dsa_user_key </text:p>
            <text:p text:style-name="P4">REMOTE_HOST_NAME = host.domain.org </text:p>
            <text:p text:style-name="P4">REMOTE_USER_NAME = newuser </text:p>
            <text:p text:style-name="P4">REMOTE_SCRIPT_DIR = . </text:p>
            <text:p text:style-name="P4">################################################# </text:p>
            <text:p text:style-name="P4"/>
          </table:table-cell>
        </table:table-row>
      </table:table>
      <text:h text:style-name="Heading_20_2" text:outline-level="2">2.1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2.1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1.5 Логи</text:h>
      <text:p text:style-name="Text_20_body">В процессе выполнения команд в файл ~/.pilite/pilite.log записывается следующая 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P17" text:outline-level="2"><text:soft-page-break/><text:span text:style-name="T15">2.2 Настройка сервера</text:span></text:h>
      <text:h text:style-name="P20" text:outline-level="3">2.2.1 Конфигурационные файлы</text:h>
      <text:p text:style-name="P28"><text:span text:style-name="T16">У серверной части два конфигурационных файла:</text:span></text:p>
      <text:p text:style-name="P29"><text:span text:style-name="T16">pilite.conf – </text:span><text:span text:style-name="T7">основной конфигурационный файл сервера.</text:span></text:p>
      <text:p text:style-name="P29"><text:span text:style-name="T7">pilite_log4perl.conf – конфигурационный файл логгера.</text:span></text:p>
      <text:p text:style-name="P47"><text:span text:style-name="T7">Конфигурационные</text:span><text:span text:style-name="T16"> файлы должны находиться в </text:span><text:span text:style-name="T7">под</text:span><text:span text:style-name="T16">директории </text:span><text:span text:style-name="T11">conf </text:span><text:span text:style-name="T7">в директории, в которую установлен сервер</text:span><text:span text:style-name="T16">.</text:span></text:p>
      <text:h text:style-name="P19" text:outline-level="3">2.2.2 Параметры</text:h>
      <text:p text:style-name="P28"><text:span text:style-name="T16">Структура конфигурационного файла </text:span><text:span text:style-name="T11">pilite.conf </text:span><text:span text:style-name="T7">аналогична структуре конфигурационного файла на клиенте. </text:span><text:span text:style-name="T16">В файле </text:span><text:span text:style-name="T11">pilite.conf </text:span><text:span text:style-name="T7">должны быть указаны значения следующих параметров:</text:span></text:p>
      <text:p text:style-name="P28"><text:span text:style-name="T7">PILITE_DIR — рабочая директория piLite на сервере. Определяется как поддиректория .</text:span><text:span text:style-name="T11">piLite</text:span><text:span text:style-name="T7"> в домашней директории пользователя, от имени которого исполняются серверные скрипты </text:span><text:span text:style-name="T11">piLite. </text:span><text:span text:style-name="T7">Например: </text:span><text:span text:style-name="T4">/home/ngrid/.piLite</text:span></text:p>
      <text:p text:style-name="P28"><text:span text:style-name="T7">BATCH_SYSTEM — используемая батч-система. Может иметь значения PBS или </text:span><text:span text:style-name="T11">Fork.</text:span></text:p>
      <text:p text:style-name="P28"><text:span text:style-name="T7">BATCH_FILE_TEMPLATE — файл темплейта. Например: </text:span><text:span text:style-name="T4">/home/ngrid/.piLite/conf/pilite_pbs.tt</text:span></text:p>
      <text:p text:style-name="P28"><text:span text:style-name="T7">PILITE_LOGGER_CONFIG — полный путь к конфигурационному файлу логгера pilite_log4perl.conf. Например: </text:span><text:span text:style-name="T4">/home/ngrid/.piLite/conf/pilite_log4perl.conf</text:span><text:span text:style-name="T7"> </text:span></text:p>
      <text:p text:style-name="P28"><text:span text:style-name="T7">В файле pilite_log4perl.conf нужно указать правильный путь к файлу, в который будут вестись логи сервера в параметре log4perl.appender.LOGFILE.filename. Например: </text:span><text:span text:style-name="T4">log4perl.appender.LOGFILE.filename=/home/ngrid/.piLite/log/pilite_server.log</text:span><text:span text:style-name="T7"> </text:span></text:p>
      <text:h text:style-name="Heading_20_3" text:outline-level="3">2.2.<text:span text:style-name="T1">3</text:span> Логи</text:h>
      <text:p text:style-name="P28">В процессе выполнения команд в файл, указанный в параметре <text:span text:style-name="T7">log4perl.appender.LOGFILE.filename записывается информация о выполняемых командах. Формат выводимой информации определяется параметром конфигурационного файла логгера log4perl.appender.LOGFILE.layout.ConversionPattern.</text:span></text:p>
      <text:p text:style-name="Text_20_body">Ротирование логов по умолчанию не предусмотрено.</text:p>
      <text:h text:style-name="Heading_20_1" text:outline-level="1">3 Установка <text:span text:style-name="T8">piLite</text:span> </text:h>
      <text:h text:style-name="P16" text:outline-level="2"><text:span text:style-name="T1">3</text:span>.1 <text:span text:style-name="T1">Установка</text:span></text:h>
      <text:h text:style-name="P16" text:outline-level="2"><text:span text:style-name="T1">3</text:span>.1.<text:span text:style-name="T1">1</text:span> <text:span text:style-name="T1">Установка клиентской части</text:span></text:h>
      <text:p text:style-name="P10">Для установки клиентской части <text:span text:style-name="T8">piLite </text:span>необходимо выполнить следующие действия:</text:p>
      <text:p text:style-name="P10"><text:span text:style-name="T8">3.1</text:span>.1.<text:span text:style-name="T8">1</text:span> Конфигурация (в скобках указаны соответствующие параметры из конфигурационного файла)<text:span text:style-name="T8">:</text:span></text:p>
      <text:p text:style-name="P11">&gt; configure</text:p>
      <text:p text:style-name="P10"><text:span text:style-name="T8"><text:tab/>--installdir &lt;</text:span>директория, в которую будут установлены исполняемые файлы клиентской части <text:span text:style-name="T8">piLite </text:span>(LOCAL_SCRIPT_DIR)<text:span text:style-name="T8">&gt;</text:span></text:p>
      <text:p text:style-name="P10"><text:span text:style-name="T8"><text:tab/>--homedir &lt;д</text:span>омашняя директория пользователя, от имени которого будет запускаться <text:soft-page-break/>серверная часть <text:span text:style-name="T8">piLite </text:span>(LOCAL_HOME_DIR)<text:span text:style-name="T8">&gt;</text:span> </text:p>
      <text:p text:style-name="P10"><text:tab/><text:span text:style-name="T8">--userkeyfile &lt;имя файла закрытого ключа пользователя (без директорий) (LOCAL_KEY_FILE)&gt;</text:span></text:p>
      <text:p text:style-name="P11"><text:tab/>--remotehostname &lt;имя удаленного ресурса (REMOTE_HOST_NAME)&gt;</text:p>
      <text:p text:style-name="P11"><text:tab/>--remoteusername &lt;имя пользователя на удаленном ресурсе (REMOTE_USER_NAME)&gt;</text:p>
      <text:p text:style-name="P11"><text:tab/>--remotescriptdir &lt;путь к серверным компонентам piLite на удаленном ресурсе (REMOTE_SCRIPT_DIR)&gt;</text:p>
      <text:p text:style-name="P11"><text:tab/>--sshexec &lt;полный путь к программе ssh на локальном компьютере (SSH_EXEC)&gt;</text:p>
      <text:p text:style-name="P11"><text:tab/>--scpexec &lt;полный путь к программе scp на локальном компьютере (SCP_EXEC)&gt;</text:p>
      <text:p text:style-name="P10">Параметры <text:s/><text:span text:style-name="T8">installdir </text:span>и <text:s/><text:span text:style-name="T8">homedir </text:span>являются обязательными, остальные — необязательные. При этом параметры <text:span text:style-name="T8">userkeyfile, remotehostname, remoteusername </text:span>и <text:span text:style-name="T8">remotescriptdir </text:span>рекомендуется указывать. Если их опустить, то потом нужно будет вручную внести изменения в конфигурационный файл <text:span text:style-name="T8">pilite.conf. </text:span>Параметры <text:s/><text:span text:style-name="T8">sshexec </text:span>и <text:span text:style-name="T8">scpexec </text:span>можно не указывать. В этом случае значения будут взяты из PATH.</text:p>
      <text:p text:style-name="P10"><text:span text:style-name="T8">3.1.1.2</text:span> Установка:</text:p>
      <text:p text:style-name="P11">&gt; make install-client</text:p>
      <text:h text:style-name="P16" text:outline-level="2"><text:span text:style-name="T1">3.1.2</text:span> <text:span text:style-name="T1">Установка серверной части</text:span></text:h>
      <text:p text:style-name="Text_20_body"><text:span text:style-name="T8">Сервер</text:span><text:span text:style-name="T1">ная часть устанавливается</text:span><text:span text:style-name="T8"> простым копированием </text:span><text:span text:style-name="T1">в любую директорию. В клиенте должны быть указаны такие же пути.</text:span></text:p>
      <text:p text:style-name="Text_20_body"><text:span text:style-name="T1">После копирования сервера в исполняемых файлах сервера (пункты данного описания 1.2.2 - 1.2.6) нужно поправить путь к конфигурационному файлу </text:span><text:span text:style-name="T8">pilite.conf</text:span><text:span text:style-name="T1">.</text:span></text:p>
      <text:h text:style-name="P16" text:outline-level="2"><text:span text:style-name="T1">3</text:span>.2 <text:span text:style-name="T1">Удаление</text:span></text:h>
      <text:h text:style-name="P16" text:outline-level="2"><text:span text:style-name="T1">3.2.1</text:span> <text:span text:style-name="T1">Удаление клиентской части</text:span></text:h>
      <text:p text:style-name="P10"><text:span text:style-name="T8">3.2.</text:span>1<text:span text:style-name="T8">.1</text:span> Для удаления только программной части (без рабочей директории <text:span text:style-name="T8">piLite</text:span>, конфигурации и логов) нужно выполнить команду:</text:p>
      <text:p text:style-name="P11">&gt; make clean-client</text:p>
      <text:p text:style-name="P10"><text:span text:style-name="T8">3.2.</text:span>1<text:span text:style-name="T8">.</text:span>2 Для удаления программы полностью, включая рабочую директорию <text:span text:style-name="T8">piLite</text:span>, конфигурацию и логи нужно выполнить команду:</text:p>
      <text:p text:style-name="P11"><text:span text:style-name="T1">&gt; make clean-</text:span>client<text:span text:style-name="T1">-all</text:span></text:p>
      <text:h text:style-name="P15" text:outline-level="2">3.2.2 Удаление серверной части</text:h>
      <text:p text:style-name="P11"><text:span text:style-name="T1">Для удаления серверной части нужно вручную удалить директорию сервера, а также (при необходимости) рабочую директорию </text:span>piLite.</text:p>
      <text:h text:style-name="Heading_20_1" text:outline-level="1">4 Использование <text:span text:style-name="T8">piLite</text:span> </text:h>
      <text:h text:style-name="P16" text:outline-level="2"><text:span text:style-name="T1">4</text:span>.1 <text:span text:style-name="T1">Запуск задания</text:span></text:h>
      <text:p text:style-name="P10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6335336603476396219" text:style-name="L11">
        <text:list-item>
          <text:p text:style-name="P30"><text:soft-page-break/>Создать файл задания в формате <text:span text:style-name="T8">JSON</text:span>.</text:p>
        </text:list-item>
        <text:list-item>
          <text:p text:style-name="P31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21">Запустить команду <text:span text:style-name="T8">pilot-job-submit, </text:span><text:span text:style-name="T1">передав ей в качестве параметра имя файла задания</text:span>.</text:p>
        </text:list-item>
        <text:list-item>
          <text:p text:style-name="P21">Запомнить уникальный идентификатор задания, который будет выведен в STDOUT. Этот идентификатор должен быть использован во всех дальнейших обращениях к серверу для работы с данным заданием. При работе через веб-интерфейс идентификатор можно сохранить в параметрах сессии.</text:p>
        </text:list-item>
      </text:list>
      <text:p text:style-name="Text_20_body">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8">pilot-job-status</text:span> <text:span text:style-name="T8">(</text:span>по идентификатору задания<text:span text:style-name="T8">)</text:span>.</text:p>
      <text:p text:style-name="P10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8">pilot-job-cancel (</text:span><text:span text:style-name="T1">по</text:span><text:span text:style-name="T8"> </text:span><text:span text:style-name="T1">идентификатору</text:span><text:span text:style-name="T8"> </text:span><text:span text:style-name="T1">задания</text:span><text:span text:style-name="T8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2695543398289807328" text:style-name="L12">
        <text:list-item>
          <text:p text:style-name="P22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22"><text:span text:style-name="T1">“</text:span><text:span text:style-name="T8">tasks</text:span><text:span text:style-name="T1">”</text:span><text:span text:style-name="T8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8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4601271471855919126" text:style-name="L13">
        <text:list-item>
          <text:p text:style-name="P23"><text:span text:style-name="T1">параметр “</text:span><text:span text:style-name="T8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23"><text:span text:style-name="T1">параметр </text:span><text:span text:style-name="T1">“</text:span><text:span text:style-name="T8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10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4.3 Описание задачи</text:h>
      <text:p text:style-name="P10">Обязательными параметрами для описания задачи являются параметры:</text:p>
      <text:list xml:id="list8609061910231384557" text:style-name="L14">
        <text:list-item>
          <text:p text:style-name="P24"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24"><text:span text:style-name="T1">“executable ”</text:span><text:span text:style-name="T8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10">Также можно указать несколько необязательных параметров:</text:p>
      <text:list xml:id="list2699180496194226835" text:style-name="L15">
        <text:list-item>
          <text:p text:style-name="P25"><text:soft-page-break/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25"><text:span text:style-name="T1">“input_files” и “output_files” , в качестве значения - объект, содержащий описание соответственно входных и выходных файлов задачи. В этих объектах и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 к </text:span><text:span text:style-name="T1">файлам на локальном компьютере пользователя. Разрешается в качестве значений </text:span><text:span text:style-name="T1">указывать имена директорий. При этом имя директории нужно указывать без завершающего знака “/”.</text:span></text:p>
        </text:list-item>
        <text:list-item>
          <text:p text:style-name="P26">“stdin”, “stdout” и “stderr”, значения - строки, определяющие имена файлов для stdin, stdout и stderr задачи на удаленном ресурсе.</text:p>
        </text:list-item>
        <text:list-item>
          <text:p text:style-name="P25"><text:span text:style-name="T1">“</text:span><text:span text:style-name="T8">count</text:span><text:span text:style-name="T1">”, значение -</text:span><text:span text:style-name="T8"> </text:span><text:span text:style-name="T1">целое число, определяющее</text:span><text:span text:style-name="T8"> количество процессоров </text:span><text:span text:style-name="T1">(параллельных MPI-процессов), необходимых для выполнения задачи. Причем если это значение больше 1, подразумевается, что задача является MPI-задачей. Любые другие значения или отсутствие параметра означают, что задача не является MPI-задачей.</text:span><text:span text:style-name="T8"> </text:span></text:p>
        </text:list-item>
      </text:list>
      <text:h text:style-name="P18" text:outline-level="2">4.4 Пример описания задания с одной задачей</text:h>
      <text:p text:style-name="P13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12"><text:s text:c="15"/>"definition":<text:span text:style-name="T2"> </text:span><text:span text:style-name="T1">{</text:span></text:p>
      <text:p text:style-name="P12"><text:span text:style-name="T1"><text:s text:c="19"/>"versi</text:span><text:span text:style-name="T5">on": 2,</text:span></text:p>
      <text:p text:style-name="Preformatted_20_Text"><text:span text:style-name="T12"><text:s text:c="19"/>"description"</text:span>: "Комментарий к описанию задачи #1",</text:p>
      <text:p text:style-name="P12"><text:s text:c="19"/>"executable": "/bin/ls",</text:p>
      <text:p text:style-name="P12"><text:s text:c="19"/>"arguments": [ "/home", "/etc" ],</text:p>
      <text:p text:style-name="P12"><text:s text:c="19"/>"input_files": {</text:p>
      <text:p text:style-name="P12"><text:s text:c="23"/>"input_file1": "datafilel.<text:span text:style-name="T8">txt</text:span>",</text:p>
      <text:p text:style-name="P12"><text:s text:c="23"/>"input_file2": "<text:span text:style-name="T8">datafile2.txt</text:span>"</text:p>
      <text:p text:style-name="P12"><text:s text:c="19"/>},</text:p>
      <text:p text:style-name="P12"><text:s text:c="19"/>"output_files": {</text:p>
      <text:p text:style-name="P12"><text:s text:c="23"/>"output_file1": "resultl.<text:span text:style-name="T8">out</text:span>",</text:p>
      <text:p text:style-name="P12"><text:s text:c="23"/>"output_file2": "<text:span text:style-name="T8">result2.out</text:span>"</text:p>
      <text:p text:style-name="P12"><text:s text:c="19"/>},</text:p>
      <text:p text:style-name="P12"><text:s text:c="19"/>"stdin": "task1_stdin",</text:p>
      <text:p text:style-name="P12"><text:s text:c="19"/>"stdout": "task1_stdout",</text:p>
      <text:p text:style-name="P12"><text:s text:c="19"/>"stderr": "task1_stderr"</text:p>
      <text:p text:style-name="Preformatted_20_Text"><text:s text:c="13"/>}</text:p>
      <text:p text:style-name="P12"><text:s text:c="12"/>]</text:p>
      <text:p text:style-name="P14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09-20T20:19:39.43</dc:date>
    <meta:editing-duration>PT17H41M38S</meta:editing-duration>
    <meta:editing-cycles>88</meta:editing-cycles>
    <meta:generator>OpenOffice.org/3.4.1$Win32 OpenOffice.org_project/341m1$Build-9593</meta:generator>
    <meta:print-date>2013-05-14T12:14:17</meta:print-date>
    <meta:document-statistic meta:table-count="3" meta:image-count="0" meta:object-count="0" meta:page-count="15" meta:paragraph-count="443" meta:word-count="4090" meta:character-count="31864"/>
  </office:meta>
</office:document-meta>
</file>